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ent-style-name="Heading_20_2">
      <style:text-properties fo:font-size="12pt" fo:font-style="normal" style:font-size-asian="12pt" style:font-style-asian="normal" style:font-size-complex="12pt" style:font-style-complex="normal"/>
    </style:style>
    <style:style style:name="P20"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P23" style:family="paragraph">
      <style:paragraph-properties fo:text-align="start" style:writing-mode="lr-tb"/>
      <style:text-properties fo:font-size="6.5pt" style:font-size-asian="6.5pt" style:font-size-complex="6.5pt"/>
    </style:style>
    <style:style style:name="P24" style:family="paragraph">
      <style:paragraph-properties fo:text-align="start" style:writing-mode="lr-tb"/>
      <style:text-properties fo:font-size="6.69999980926514pt" style:font-size-asian="6.69999980926514pt" style:font-size-complex="6.69999980926514pt"/>
    </style:style>
    <style:style style:name="P25"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2" svg:width="0.625cm" svg:height="0.295cm" svg:x="7.646cm" svg:y="8.493cm">
          <draw:text-box>
            <text:p text:style-name="P21"><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3" svg:width="1.428cm" svg:height="0.267cm" svg:x="8.069cm" svg:y="9.045cm">
          <draw:text-box>
            <text:p text:style-name="P21"><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2" svg:width="0.74cm" svg:height="0.295cm" svg:x="9.826cm" svg:y="9.045cm">
          <draw:text-box>
            <text:p text:style-name="P21"><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2" svg:width="0.287cm" svg:height="0.295cm" svg:x="8.112cm" svg:y="9.657cm">
          <draw:text-box>
            <text:p text:style-name="P21"><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2" svg:width="0.287cm" svg:height="0.295cm" svg:x="9.128cm" svg:y="9.657cm">
          <draw:text-box>
            <text:p text:style-name="P21"><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2" svg:width="0.216cm" svg:height="0.295cm" svg:x="10.186cm" svg:y="9.657cm">
          <draw:text-box>
            <text:p text:style-name="P21"><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2" svg:width="0.625cm" svg:height="0.295cm" svg:x="11.71cm" svg:y="8.493cm">
          <draw:text-box>
            <text:p text:style-name="P21"><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3" svg:width="1.428cm" svg:height="0.267cm" svg:x="12.13cm" svg:y="9.045cm">
          <draw:text-box>
            <text:p text:style-name="P21"><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2" svg:width="0.74cm" svg:height="0.295cm" svg:x="13.887cm" svg:y="9.045cm">
          <draw:text-box>
            <text:p text:style-name="P21"><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2" svg:width="0.287cm" svg:height="0.295cm" svg:x="12.172cm" svg:y="9.657cm">
          <draw:text-box>
            <text:p text:style-name="P21"><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2" svg:width="0.287cm" svg:height="0.295cm" svg:x="13.188cm" svg:y="9.657cm">
          <draw:text-box>
            <text:p text:style-name="P21"><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2" svg:width="0.216cm" svg:height="0.295cm" svg:x="14.245cm" svg:y="9.657cm">
          <draw:text-box>
            <text:p text:style-name="P21"><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2" svg:width="0.599cm" svg:height="0.283cm" svg:x="11.396cm" svg:y="16.503cm">
        <draw:text-box>
          <text:p text:style-name="P21"><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2" svg:width="0.599cm" svg:height="0.283cm" svg:x="5.743cm" svg:y="16.503cm">
        <draw:text-box>
          <text:p text:style-name="P21"><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3" svg:width="3.509cm" svg:height="0.267cm" svg:x="6.535cm" svg:y="16.704cm">
        <draw:text-box>
          <text:p text:style-name="P21"><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4" svg:width="1.47cm" svg:height="0.272cm" svg:x="6.923cm" svg:y="17.277cm">
        <draw:text-box>
          <text:p text:style-name="P21"><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2" svg:width="0.708cm" svg:height="0.283cm" svg:x="8.904cm" svg:y="17.231cm">
        <draw:text-box>
          <text:p text:style-name="P21"><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3" svg:width="0.795cm" svg:height="0.267cm" svg:x="6.491cm" svg:y="18.988cm">
        <draw:text-box>
          <text:p text:style-name="P21"><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2" svg:width="0.708cm" svg:height="0.283cm" svg:x="5.988cm" svg:y="20.138cm">
        <draw:text-box>
          <text:p text:style-name="P21"><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2" svg:width="0.708cm" svg:height="0.283cm" svg:x="7.161cm" svg:y="20.138cm">
        <draw:text-box>
          <text:p text:style-name="P21"><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2" svg:width="0.708cm" svg:height="0.283cm" svg:x="8.315cm" svg:y="20.138cm">
        <draw:text-box>
          <text:p text:style-name="P21"><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2" svg:width="0.708cm" svg:height="0.283cm" svg:x="9.491cm" svg:y="20.138cm">
        <draw:text-box>
          <text:p text:style-name="P21"><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3" svg:width="0.795cm" svg:height="0.267cm" svg:x="8.842cm" svg:y="18.988cm">
        <draw:text-box>
          <text:p text:style-name="P21"><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5" svg:width="1.532cm" svg:height="0.262cm" svg:x="7.311cm" svg:y="17.87cm">
        <draw:text-box>
          <text:p text:style-name="P21"><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2" svg:width="0.842cm" svg:height="0.283cm" svg:x="12.106cm" svg:y="18.988cm">
        <draw:text-box>
          <text:p text:style-name="P21"><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2" svg:width="0.708cm" svg:height="0.283cm" svg:x="13.968cm" svg:y="20.138cm">
        <draw:text-box>
          <text:p text:style-name="P21"><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2" svg:width="0.41cm" svg:height="0.283cm" svg:x="15.282cm" svg:y="21.108cm">
        <draw:text-box>
          <text:p text:style-name="P21"><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2" svg:width="0.842cm" svg:height="0.283cm" svg:x="14.432cm" svg:y="18.988cm">
        <draw:text-box>
          <text:p text:style-name="P21"><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3" svg:width="3.409cm" svg:height="0.267cm" svg:x="12.268cm" svg:y="16.704cm">
        <draw:text-box>
          <text:p text:style-name="P21"><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5" svg:width="1.532cm" svg:height="0.262cm" svg:x="12.952cm" svg:y="17.817cm">
        <draw:text-box>
          <text:p text:style-name="P21"><text:span text:style-name="T15"><text:s/></text:span><text:span text:style-name="T15">Rotens Hashv.</text:span></text:p>
        </draw:text-box>
      </draw:frame>
      <draw:frame text:anchor-type="page" text:anchor-page-number="4" draw:z-index="72" draw:style-name="gr32" draw:text-style-name="P22" svg:width="4.296cm" svg:height="0.283cm" svg:x="5.944cm" svg:y="21.837cm">
        <draw:text-box>
          <text:p text:style-name="P21"><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2" svg:width="4.139cm" svg:height="0.283cm" svg:x="11.8cm" svg:y="21.837cm">
        <draw:text-box>
          <text:p text:style-name="P21"><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4" svg:width="1.47cm" svg:height="0.272cm" svg:x="12.651cm" svg:y="17.231cm">
        <draw:text-box>
          <text:p text:style-name="P21"><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2" svg:width="0.708cm" svg:height="0.283cm" svg:x="14.534cm" svg:y="17.231cm">
        <draw:text-box>
          <text:p text:style-name="P21"><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2" svg:width="0.708cm" svg:height="0.283cm" svg:x="15.102cm" svg:y="20.138cm">
        <draw:text-box>
          <text:p text:style-name="P21"><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2" svg:width="0.41cm" svg:height="0.283cm" svg:x="6.149cm" svg:y="21.108cm">
        <draw:text-box>
          <text:p text:style-name="P21"><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2" svg:width="0.41cm" svg:height="0.283cm" svg:x="7.304cm" svg:y="21.108cm">
        <draw:text-box>
          <text:p text:style-name="P21"><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2" svg:width="0.41cm" svg:height="0.283cm" svg:x="8.477cm" svg:y="21.108cm">
        <draw:text-box>
          <text:p text:style-name="P21"><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2" svg:width="0.41cm" svg:height="0.283cm" svg:x="9.633cm" svg:y="21.108cm">
        <draw:text-box>
          <text:p text:style-name="P21"><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2" svg:width="0.869cm" svg:height="0.292cm" svg:x="8.869cm" svg:y="9.994cm">
        <draw:text-box>
          <text:p text:style-name="P21"><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2" svg:width="0.729cm" svg:height="0.292cm" svg:x="10.643cm" svg:y="11.208cm">
        <draw:text-box>
          <text:p text:style-name="P21"><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2" svg:width="0.729cm" svg:height="0.292cm" svg:x="12.044cm" svg:y="11.208cm">
        <draw:text-box>
          <text:p text:style-name="P21"><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2" svg:width="0.869cm" svg:height="0.292cm" svg:x="11.271cm" svg:y="9.994cm">
        <draw:text-box>
          <text:p text:style-name="P21"><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2" svg:width="1.43cm" svg:height="0.292cm" svg:x="9.098cm" svg:y="7.659cm">
        <draw:text-box>
          <text:p text:style-name="P21"><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2" svg:width="1.283cm" svg:height="0.292cm" svg:x="9.786cm" svg:y="8.784cm">
        <draw:text-box>
          <text:p text:style-name="P21"><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4" svg:width="1.497cm" svg:height="0.272cm" svg:x="9.299cm" svg:y="8.181cm">
        <draw:text-box>
          <text:p text:style-name="P21"><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2" svg:width="0.729cm" svg:height="0.292cm" svg:x="11.331cm" svg:y="8.181cm">
        <draw:text-box>
          <text:p text:style-name="P21"><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3" svg:width="1.43cm" svg:height="0.292cm" svg:x="4.879cm" svg:y="7.659cm">
        <draw:text-box>
          <text:p text:style-name="P21"><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2" svg:width="1.283cm" svg:height="0.292cm" svg:x="5.546cm" svg:y="8.784cm">
        <draw:text-box>
          <text:p text:style-name="P21"><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4" svg:width="1.431cm" svg:height="0.272cm" svg:x="5.23cm" svg:y="8.22cm">
        <draw:text-box>
          <text:p text:style-name="P21"><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2" svg:width="0.729cm" svg:height="0.292cm" svg:x="7.091cm" svg:y="8.181cm">
        <draw:text-box>
          <text:p text:style-name="P21"><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2" svg:width="1.43cm" svg:height="0.292cm" svg:x="13.296cm" svg:y="7.659cm">
        <draw:text-box>
          <text:p text:style-name="P21"><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2" svg:width="1.283cm" svg:height="0.292cm" svg:x="14.005cm" svg:y="8.784cm">
        <draw:text-box>
          <text:p text:style-name="P21"><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4" svg:width="1.497cm" svg:height="0.272cm" svg:x="13.508cm" svg:y="8.181cm">
        <draw:text-box>
          <text:p text:style-name="P21"><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2" svg:width="0.729cm" svg:height="0.292cm" svg:x="15.55cm" svg:y="8.181cm">
        <draw:text-box>
          <text:p text:style-name="P21"><text:span text:style-name="T16">Nonce</text:span></text:p>
        </draw:text-box>
      </draw:frame>
      <draw:frame text:anchor-type="page" text:anchor-page-number="5" draw:z-index="166" draw:style-name="gr44" draw:text-style-name="P22" svg:width="2.322cm" svg:height="0.292cm" svg:x="12.689cm" svg:y="10.537cm">
        <draw:text-box>
          <text:p text:style-name="P21"><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2" svg:width="3.137cm" svg:height="0.292cm" svg:x="4.272cm" svg:y="7.01cm">
        <draw:text-box>
          <text:p text:style-name="P21"><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2" svg:width="0.422cm" svg:height="0.292cm" svg:x="12.294cm" svg:y="12.21cm">
        <draw:text-box>
          <text:p text:style-name="P21"><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2" svg:width="1.267cm" svg:height="0.283cm" svg:x="9.668cm" svg:y="20.393cm">
          <draw:text-box>
            <text:p text:style-name="P21"><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2" svg:width="0.207cm" svg:height="0.283cm" svg:x="10.056cm" svg:y="21.532cm">
          <draw:text-box>
            <text:p text:style-name="P21"><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2" svg:width="0.207cm" svg:height="0.283cm" svg:x="10.056cm" svg:y="22.118cm">
          <draw:text-box>
            <text:p text:style-name="P21"><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2" svg:width="0.207cm" svg:height="0.283cm" svg:x="10.056cm" svg:y="20.943cm">
          <draw:text-box>
            <text:p text:style-name="P21"><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2" svg:width="0.384cm" svg:height="0.283cm" svg:x="10.935cm" svg:y="20.943cm">
          <draw:text-box>
            <text:p text:style-name="P21"><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2" svg:width="0.207cm" svg:height="0.283cm" svg:x="11.037cm" svg:y="21.532cm">
          <draw:text-box>
            <text:p text:style-name="P21"><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2" svg:width="1.01cm" svg:height="0.251cm" svg:x="5.96cm" svg:y="8.14cm">
        <draw:text-box>
          <text:p text:style-name="P21"><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2" svg:width="1.311cm" svg:height="0.251cm" svg:x="7.858cm" svg:y="8.14cm">
        <draw:text-box>
          <text:p text:style-name="P21"><text:span text:style-name="T17">Transaktioner</text:span></text:p>
        </draw:text-box>
      </draw:frame>
      <draw:frame text:anchor-type="page" text:anchor-page-number="6" draw:z-index="179" draw:style-name="gr52" draw:text-style-name="P22" svg:width="1.01cm" svg:height="0.251cm" svg:x="10.271cm" svg:y="8.035cm">
        <draw:text-box>
          <text:p text:style-name="P21"><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2" svg:width="1.061cm" svg:height="0.251cm" svg:x="10.271cm" svg:y="8.285cm">
        <draw:text-box>
          <text:p text:style-name="P21"><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2" svg:width="1.151cm" svg:height="0.251cm" svg:x="12.617cm" svg:y="8.14cm">
        <draw:text-box>
          <text:p text:style-name="P21"><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2" svg:width="1.2cm" svg:height="0.251cm" svg:x="14.688cm" svg:y="8.14cm">
        <draw:text-box>
          <text:p text:style-name="P21"><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2" svg:width="0.96cm" svg:height="0.251cm" svg:x="5.96cm" svg:y="10.045cm">
        <draw:text-box>
          <text:p text:style-name="P21"><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2" svg:width="1.311cm" svg:height="0.251cm" svg:x="8.036cm" svg:y="10.045cm">
        <draw:text-box>
          <text:p text:style-name="P21"><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2" svg:width="1.2cm" svg:height="0.251cm" svg:x="10.379cm" svg:y="10.045cm">
        <draw:text-box>
          <text:p text:style-name="P21"><text:span text:style-name="T17">Allmänheten</text:span></text:p>
        </draw:text-box>
      </draw:frame>
      <draw:frame text:anchor-type="page" text:anchor-page-number="6" draw:z-index="195" draw:style-name="gr56" draw:text-style-name="P22" svg:width="1.906cm" svg:height="0.251cm" svg:x="5.438cm" svg:y="9.308cm">
        <draw:text-box>
          <text:p text:style-name="P21"><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2" svg:width="2.64cm" svg:height="0.251cm" svg:x="5.456cm" svg:y="7.421cm">
        <draw:text-box>
          <text:p text:style-name="P21"><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2" svg:width="1.285cm" svg:height="0.288cm" svg:x="7.25cm" svg:y="5.918cm">
        <draw:text-box>
          <text:p text:style-name="P21"><text:span text:style-name="T28">Transaktion</text:span></text:p>
        </draw:text-box>
      </draw:frame>
      <draw:frame text:anchor-type="page" text:anchor-page-number="2" draw:z-index="211" draw:style-name="gr79" draw:text-style-name="P23" svg:width="1.05cm" svg:height="0.267cm" svg:x="7.392cm" svg:y="6.514cm">
        <draw:text-box>
          <text:p text:style-name="P21"><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3" svg:width="1.509cm" svg:height="0.267cm" svg:x="7.228cm" svg:y="6.786cm">
        <draw:text-box>
          <text:p text:style-name="P21"><text:span text:style-name="T12">Publika Nyckel</text:span></text:p>
        </draw:text-box>
      </draw:frame>
      <draw:frame text:anchor-type="page" text:anchor-page-number="2" draw:z-index="214" draw:style-name="gr79" draw:text-style-name="P22" svg:width="1.05cm" svg:height="0.267cm" svg:x="7.4cm" svg:y="8.867cm">
        <draw:text-box>
          <text:p text:style-name="P21"><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3" svg:width="0.922cm" svg:height="0.267cm" svg:x="7.421cm" svg:y="9.139cm">
        <draw:text-box>
          <text:p text:style-name="P21"><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3" svg:width="0.701cm" svg:height="0.267cm" svg:x="7.565cm" svg:y="7.823cm">
        <draw:text-box>
          <text:p text:style-name="P21"><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2" svg:width="1.285cm" svg:height="0.288cm" svg:x="10.469cm" svg:y="5.918cm">
        <draw:text-box>
          <text:p text:style-name="P21"><text:span text:style-name="T28">Transaktion</text:span></text:p>
        </draw:text-box>
      </draw:frame>
      <draw:frame text:anchor-type="page" text:anchor-page-number="2" draw:z-index="227" draw:style-name="gr79" draw:text-style-name="P22" svg:width="1.05cm" svg:height="0.267cm" svg:x="10.546cm" svg:y="6.514cm">
        <draw:text-box>
          <text:p text:style-name="P21"><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2" svg:width="1.509cm" svg:height="0.267cm" svg:x="10.358cm" svg:y="6.786cm">
        <draw:text-box>
          <text:p text:style-name="P21"><text:span text:style-name="T12">Publika Nyckel</text:span></text:p>
        </draw:text-box>
      </draw:frame>
      <draw:frame text:anchor-type="page" text:anchor-page-number="2" draw:z-index="230" draw:style-name="gr79" draw:text-style-name="P22" svg:width="1.05cm" svg:height="0.267cm" svg:x="10.532cm" svg:y="8.867cm">
        <draw:text-box>
          <text:p text:style-name="P21"><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3" svg:width="0.922cm" svg:height="0.267cm" svg:x="10.553cm" svg:y="9.139cm">
        <draw:text-box>
          <text:p text:style-name="P21"><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2" svg:width="0.701cm" svg:height="0.267cm" svg:x="10.698cm" svg:y="7.823cm">
        <draw:text-box>
          <text:p text:style-name="P21"><text:span text:style-name="T12">Hashv,</text:span></text:p>
        </draw:text-box>
      </draw:frame>
      <draw:frame text:anchor-type="page" text:anchor-page-number="2" draw:z-index="263" draw:style-name="gr85" draw:text-style-name="P22" svg:width="0.073cm" svg:height="0.288cm" draw:transform="rotate (-0.404916386463795) translate (9.25159722222222cm 8.25852777777778cm)">
        <draw:text-box>
          <text:p text:style-name="P21"><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2" svg:width="1.285cm" svg:height="0.288cm" svg:x="13.601cm" svg:y="5.918cm">
        <draw:text-box>
          <text:p text:style-name="P21"><text:span text:style-name="T28">Transaktion</text:span></text:p>
        </draw:text-box>
      </draw:frame>
      <draw:frame text:anchor-type="page" text:anchor-page-number="2" draw:z-index="268" draw:style-name="gr79" draw:text-style-name="P22" svg:width="1.05cm" svg:height="0.267cm" svg:x="13.679cm" svg:y="6.514cm">
        <draw:text-box>
          <text:p text:style-name="P21"><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2" svg:width="1.509cm" svg:height="0.267cm" svg:x="13.511cm" svg:y="6.786cm">
        <draw:text-box>
          <text:p text:style-name="P21"><text:span text:style-name="T12">Publika Nyckel</text:span></text:p>
        </draw:text-box>
      </draw:frame>
      <draw:frame text:anchor-type="page" text:anchor-page-number="2" draw:z-index="271" draw:style-name="gr79" draw:text-style-name="P22" svg:width="0.987cm" svg:height="0.267cm" svg:x="13.686cm" svg:y="8.867cm">
        <draw:text-box>
          <text:p text:style-name="P21"><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3" svg:width="0.922cm" svg:height="0.267cm" svg:x="13.707cm" svg:y="9.139cm">
        <draw:text-box>
          <text:p text:style-name="P21"><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2" svg:width="0.701cm" svg:height="0.267cm" svg:x="13.852cm" svg:y="7.823cm">
        <draw:text-box>
          <text:p text:style-name="P21"><text:span text:style-name="T12">Hashv.</text:span></text:p>
        </draw:text-box>
      </draw:frame>
      <draw:frame text:anchor-type="page" text:anchor-page-number="2" draw:z-index="306" draw:style-name="gr85" draw:text-style-name="P22" svg:width="0.073cm" svg:height="0.288cm" draw:transform="rotate (-0.404916386463795) translate (12.3966111111111cm 8.25852777777778cm)">
        <draw:text-box>
          <text:p text:style-name="P21"><text:span text:style-name="T28"><text:s/></text:span></text:p>
        </draw:text-box>
      </draw:frame>
      <draw:frame text:anchor-type="page" text:anchor-page-number="2" draw:z-index="307" draw:style-name="gr86" draw:text-style-name="P22" svg:width="0.911cm" svg:height="0.288cm" draw:transform="rotate (-0.409279709593779) translate (12.2766666666667cm 8.05215277777778cm)">
        <draw:text-box>
          <text:p text:style-name="P21"><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2" svg:width="1.05cm" svg:height="0.267cm" svg:x="10.532cm" svg:y="10.444cm">
        <draw:text-box>
          <text:p text:style-name="P21"><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2" svg:width="1.47cm" svg:height="0.267cm" svg:x="10.319cm" svg:y="10.719cm">
        <draw:text-box>
          <text:p text:style-name="P21"><text:span text:style-name="T12">Privata Nyckel</text:span></text:p>
        </draw:text-box>
      </draw:frame>
      <draw:frame text:anchor-type="page" text:anchor-page-number="2" draw:z-index="312" draw:style-name="gr88" draw:text-style-name="P22" svg:width="1.05cm" svg:height="0.267cm" svg:x="7.4cm" svg:y="10.444cm">
        <draw:text-box>
          <text:p text:style-name="P21"><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3" svg:width="1.47cm" svg:height="0.267cm" svg:x="7.186cm" svg:y="10.719cm">
        <draw:text-box>
          <text:p text:style-name="P21"><text:span text:style-name="T12">Privata Nyckel</text:span></text:p>
        </draw:text-box>
      </draw:frame>
      <draw:frame text:anchor-type="page" text:anchor-page-number="2" draw:z-index="338" draw:style-name="gr89" draw:text-style-name="P22" svg:width="0.073cm" svg:height="0.288cm" draw:transform="rotate (0.647866218340173) translate (12.8358194444444cm 9.67140277777778cm)">
        <draw:text-box>
          <text:p text:style-name="P21"><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2" svg:width="0.073cm" svg:height="0.288cm" draw:transform="rotate (0.647866218340173) translate (12.8887361111111cm 9.63083333333333cm)">
        <draw:text-box>
          <text:p text:style-name="P21"><text:span text:style-name="T28"><text:s/></text:span></text:p>
        </draw:text-box>
      </draw:frame>
      <draw:frame text:anchor-type="page" text:anchor-page-number="2" draw:z-index="364" draw:style-name="gr90" draw:text-style-name="P23" svg:width="0.795cm" svg:height="0.267cm" draw:transform="rotate (0.636870644052611) translate (9.02581944444444cm 9.93245833333334cm)">
        <draw:text-box>
          <text:p text:style-name="P21"><text:span text:style-name="T12">Signera</text:span></text:p>
        </draw:text-box>
      </draw:frame>
      <draw:frame text:anchor-type="page" text:anchor-page-number="2" draw:z-index="365" draw:style-name="gr89" draw:text-style-name="P22" svg:width="0.073cm" svg:height="0.288cm" draw:transform="rotate (0.630412925820233) translate (9.68375cm 9.67316666666667cm)">
        <draw:text-box>
          <text:p text:style-name="P21"><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2" svg:width="0.073cm" svg:height="0.288cm" draw:transform="rotate (0.647866218340173) translate (9.74195833333333cm 9.63083333333333cm)">
        <draw:text-box>
          <text:p text:style-name="P21"><text:span text:style-name="T28"><text:s/></text:span></text:p>
        </draw:text-box>
      </draw:frame>
      <draw:frame text:anchor-type="page" text:anchor-page-number="2" draw:z-index="368" draw:style-name="gr88" draw:text-style-name="P22" svg:width="1.05cm" svg:height="0.267cm" svg:x="13.686cm" svg:y="10.444cm">
        <draw:text-box>
          <text:p text:style-name="P21"><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2" svg:width="1.47cm" svg:height="0.267cm" svg:x="13.451cm" svg:y="10.71cm">
        <draw:text-box>
          <text:p text:style-name="P21"><text:span text:style-name="T12">Privata Nyckel</text:span></text:p>
        </draw:text-box>
      </draw:frame>
      <draw:frame text:anchor-type="page" text:anchor-page-number="2" draw:z-index="377" draw:style-name="gr86" draw:text-style-name="P22" svg:width="0.911cm" svg:height="0.288cm" draw:transform="rotate (-0.409279709593779) translate (9.14047222222222cm 8.05215277777778cm)">
        <draw:text-box>
          <text:p text:style-name="P21"><text:span text:style-name="T28">Verifiera</text:span></text:p>
        </draw:text-box>
      </draw:frame>
      <draw:frame text:anchor-type="page" text:anchor-page-number="2" draw:z-index="378" draw:style-name="gr90" draw:text-style-name="P22" svg:width="0.795cm" svg:height="0.267cm" draw:transform="rotate (0.636870644052611) translate (12.1725972222222cm 9.91305555555556cm)">
        <draw:text-box>
          <text:p text:style-name="P21"><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2" svg:width="0.625cm" svg:height="0.295cm" svg:x="7.484cm" svg:y="23.077cm">
        <draw:text-box>
          <text:p text:style-name="P21"><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2" svg:width="0.399cm" svg:height="0.295cm" svg:x="7.654cm" svg:y="23.627cm">
        <draw:text-box>
          <text:p text:style-name="P21"><text:span text:style-name="T11">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2" svg:width="0.399cm" svg:height="0.295cm" svg:x="8.652cm" svg:y="23.627cm">
        <draw:text-box>
          <text:p text:style-name="P21"><text:span text:style-name="T11">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2" svg:width="0.216cm" svg:height="0.295cm" svg:x="9.798cm" svg:y="23.627cm">
        <draw:text-box>
          <text:p text:style-name="P21"><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3" svg:width="0.616cm" svg:height="0.532cm" svg:x="12.007cm" svg:y="22.207cm">
        <draw:text-box>
          <text:p text:style-name="P21"><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2" svg:width="0.625cm" svg:height="0.295cm" svg:x="11.298cm" svg:y="23.077cm">
        <draw:text-box>
          <text:p text:style-name="P21"><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2" svg:width="0.399cm" svg:height="0.295cm" svg:x="11.446cm" svg:y="23.627cm">
        <draw:text-box>
          <text:p text:style-name="P21"><text:span text:style-name="T11">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2" svg:width="0.399cm" svg:height="0.295cm" svg:x="12.446cm" svg:y="23.627cm">
        <draw:text-box>
          <text:p text:style-name="P21"><text:span text:style-name="T11">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2" svg:width="0.216cm" svg:height="0.295cm" svg:x="13.591cm" svg:y="23.627cm">
        <draw:text-box>
          <text:p text:style-name="P21"><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3" svg:width="0.616cm" svg:height="0.532cm" svg:x="8.204cm" svg:y="22.195cm">
        <draw:text-box>
          <text:p text:style-name="P21"><text:span text:style-name="T12">Hash-</text:span><text:span text:style-name="T12"><text:line-break/></text:span><text:span text:style-name="T12">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en finansiell institution. Digitala signaturer utgör en del av lösningen, men de huvudsakliga fördelarna med direktbetalning går förlorade om <text:s/>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upprepas om <text:span text:style-name="T8">igen</text:span>. Den längsta kedjan tjänar inte enbart som bevis på ordningsföljden av iakttagna händelser,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för händelser som inträffar när de är bortkopplade. </text:p>
      <text:h text:style-name="P19" text:outline-level="2"><text:span text:style-name="T3">1. <text:s text:c="3"/>Introduktion</text:span> </text:h>
      <text:p text:style-name="P3">Handel på internet har kommit att förlita sig nästan uteslutande på finansiella institutioner betjänande som betrodd tredje part vid processande av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någon mekanism existerar inte för att göra betalningar över en kommunikationskanal utan inblandning från en betrodd part.</text:p>
      <text:p text:style-name="P3"><text:s text:c="5"/>Vad som behövs är ett elektroniskt betalsystem som är baserad på kryptografiska bevis i stället för på tillit, som tillåter två villiga parter att genomföra en transaktion direkt med varandra utan behovet av en betrodd tredje part.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grupp av samarbetande angripare.</text:p>
      <text:h text:style-name="P20"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7845786060348158583" text:style-name="L1">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text:line-break/><text:line-break/>Problemet är givetvis att betalningsmottagaren inte kan verifiera att en av ägarna inte dubbelbetalt med myntet. En vanlig lösning är att införa en betrodd central myndighet eller <text:s/>utgivare,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ha dubbelbetalts. Problemet med denna lösning är att hela penningsystemets öde hänger på företaget som utger mynt, som varje transaktion måste<text:span text:style-name="T8"> passera </text:span>genom, <text:s/>precis som en bank.</text:p>
        </text:list-item>
        <text:list-item>
          <text:p text:style-name="P13"><text:s text:c="5"/>Vi behöver en metod för att betalningsmottagaren ska veta med säkerhet att föregående <text:span text:style-name="T8">ägare</text:span> inte signerade några transaktioner innan. För våra ändamål, är det den tidigaste transaktionen som räknas, vi bryr oss inte om senare försök att dubbelbetala. Det enda sättet att verifiera att en transaktion uteblivit är att ha kännedom om samtliga transaktioner som har förekommit. I myntmodellen med en central utgivare, hade utgivaren kännedom om <text:span text:style-name="T8">samtliga</text:span> transaktioner och kunde avgöra vilken anlänt först. För att åstadkomma ett motsvarande avgörande utan inblandning från en betrodd part måste transaktioner offentligöras [1], och vi behöver utforma ett system för deltagarna att vara överens om en gemensam historia om ordningsföljden som de mottagits. Betalningsmottagaren behöver bevis på att vid tidpunkten för varje transaktion, var majoriteten av noderna överens om att den var den första.</text:p>
        </text:list-item>
      </text:list>
      <text:h text:style-name="P20" text:outline-level="2">3. <text:s text:c="3"/>Tidserver</text:h>
      <text:p text:style-name="P3">Lösningen vi föreslår börjar med en tidserver. En tidserver fungerar genom att beräkna hashvärdet av ett block av artiklar som ska tidstämplas och publicera det <text:span text:style-name="T8">utbrett,</text:span> såsom i en tidning ett eller Usenet inlägg [2-5]. Tidsstämpeln bevisar att datan måste ha existerat vid tidpunkten, uppenbart nödvändigt, för att komma med i hashberäkningen. Varje tidsstämpel inkluderar föregående tidsstämpeln i sin hashberäkning, och bildar således en kedja, där varje tillkommande tidsstämpel befäster tidsstämplarna innan.</text:p>
      <text:p text:style-name="P3"/>
      <text:p text:style-name="P3"/>
      <text:p text:style-name="P4"/>
      <text:h text:style-name="P20" text:outline-level="2"><text:soft-page-break/>4. <text:s text:c="3"/>Proof-of-Work</text:h>
      <text:p text:style-name="P3">För att implementera en distribuerad tidserver i ett P2P-nätverk, kommer vi att behöva använda ett proof-of-work system liknande Adam Backs Hashcash [6], snarare än tidnings- eller Usenet-inlägg. Proof-of-work innefattar avsökning efter ett värde som vid hashberäkning, ​​såsom med SHA-256, ger ett hashvärde med en insekvens på ett visst antal nollbitar. Genomsnittsarbetet ökar exponentiellt med antalet nollbitar som erfordras, och kan verifieras genom exekvering av en enda hashberäkning. <text:s text:c="79"/></text:p>
      <text:p text:style-name="P9">För vårt tidsstämpelnätverk, utför vi proof-of-work genom att stegvis öka nonce-värdet i blocket tills ett värde hittas som ger blockets hashvärde antalet nollbitar som behövs. När väl <text:s/>CPU-insatsen<text:span text:style-name="T9"> </text:span><text:span text:style-name="T8">för</text:span><text:span text:style-name="T9"> </text:span>att uppfylla proof-of-work investerats, kan blocket inte ändras utan att arbetet upprepas om igen. Då efterkommande block länkas efter ett block, kommer arbetet för att ändra ett block innefatta att göra om alla block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vore grundad på principen, en IP-adress - en röst skulle den kunna <text:span text:style-name="T8">överröstas</text:span> av någon som lyckas samla ihop många IP-adresser. Proof-of-work bygger huvudsakligen på en CPU - en röst. Majoritetsbeslutet är representerad av den längsta 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upprepa om igen proof-of-work för blocket och alla block efter det och sedan komma ikapp samt överträffa de tillförlitliga nodernas arbete. Vi kommer senare att visa att sannolikheten för att en långsammare angripare kommer ikapp avtar<text:span text:style-name="T9"> </text:span>exponentiellt allteftersom <text:s/>block tilläggs.</text:p>
      <text:p text:style-name="P9">För att kompensera för allt snabbare hårdvara och variationer i intresset för drift av noder över tid, regleras proof-of-work:s svårighetsgrad av ett rörligt medelvärde, så att antalet nyskapade block per timme är konstant. Om de genereras för snabbt, ökas svårighetsgraden.</text:p>
      <text:h text:style-name="P20" text:outline-level="2">5. <text:s text:c="3"/>Nätverk</text:h>
      <text:p text:style-name="P3">Stegen vid körning av <text:span text:style-name="T8">nätverket</text:span><text:span text:style-name="T9"> </text:span>är som följer:</text:p>
      <text:p text:style-name="P3"/>
      <text:list xml:id="list3888431828503018659" text:style-name="Numbering_20_1">
        <text:list-item>
          <text:p text:style-name="P14">Nya transaktioner sänds ut till alla noder.</text:p>
        </text:list-item>
        <text:list-item>
          <text:p text:style-name="P14">Varje nod samlar ihop nya transaktioner i ett block.</text:p>
        </text:list-item>
        <text:list-item>
          <text:p text:style-name="P14">Varje nod arbetar på en svår uppgift att hitta ett proof-of-work för sitt block.</text:p>
        </text:list-item>
        <text:list-item>
          <text:p text:style-name="P14">När en nod lyckas hitta ett proof-of-work, utsänder den <text:s/>blocket till alla noder.</text:p>
        </text:list-item>
        <text:list-item>
          <text:p text:style-name="P14">Noder godkänner blocket endast om alla transaktioner i det är giltiga och inte redan <text:s/>utförts.</text:p>
        </text:list-item>
        <text:list-item>
          <text:p text:style-name="P14">Noder uttrycker sitt godkännande av blocket genom att arbeta på att skapa nästa block i kedjan med det godkända blockets hashvärde som föregående hashvärde.</text:p>
        </text:list-item>
      </text:list>
      <text:p text:style-name="P9"/>
      <text:p text:style-name="P9">Noder <text:span text:style-name="T8">betraktar</text:span> alltid den längsta kedjan som den rätta och kommer att fortsätta att arbeta på att förlänga den. Om två noder utsänder olika versioner av nästa blocket samtidigt, kan några noder få den ena eller den andra först. I så fall, arbetar de på den första de fick, men sparar den andra grenen <text:span text:style-name="T8">utifall </text:span>den skulle bli längre.  Det oavgjorda läget kommer att brytas när nästa proof-of-work hittas och en gren blir längre; noder som arbetar på den andra grenen kommer då att <text:span text:style-name="T8">byta</text:span> till den längre. </text:p>
      <text:p text:style-name="P9"><text:soft-page-break/>Sändningar av nya transaktioner behöver inte nödvändigtvis nå alla noder. Så länge de når många noder, kommer transaktionerna in i ett block inom kort. Block-utsändningar är likaså toleranta mot förlorade meddelanden. Om en nod inte mottar ett utsänt block, kommer noden att begära det när den mottar nästa block och inser att den missat ett.</text:p>
      <text:h text:style-name="P20"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initialt distribuera mynt till cirkulationen, eftersom det inte finns någon central utgivare som utger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en in i cirkulation, kan incitamentet övergå till att utgöras helt av transaktionsavgifter och vara fullständigt inflationsfri. </text:p>
      <text:p text:style-name="P9">Incitamentet kan bidra med att uppmuntra noder att förbli hederliga. Om en girig angripare <text:s/>lyckas samla ihop mer CPU-kraft än samtliga tillförlitliga noder, blir han tvungen att välja mellan att använda CPU-kraften för att bedra människor genom att stjäla tillbaka sina utbetalningar, eller använda CPU-kraften för att generera nya mynt. Han borde finna det mer lönsamt att spela enligt reglerna, sådana regler som gynnar honom med fler nya mynt än alla andra tillsammans, istället för att underminera systemet och giltigheten av sin egen förmögenhet. <text:s text:c="52"/></text:p>
      <text:h text:style-name="P20" text:outline-level="2">7. <text:s text:c="3"/>Återvinning av diskutrymme</text:h>
      <text:p text:style-name="P3">När väl den senaste transaktionen med ett mynt är begravd under tillräckligt många block, kan <text:s/>transaktioner som genomförts innan den, raderas för att frigöra diskutrymme. För att underlätta detta utan att förstöra blockets hashvärde, hashberäknas transaktioner i ett Merkle-träd [7] [2] [5] med endast roten inkluderad i beräkningen. Gamla block kan därefter göras kompakta genom borttagning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med inga transaktioner är på ca. 80 bytes. Om vi antar att block genereras var tionde minut, krävs 80 bytes * 6 * 24 * 365 = 4.2MB per år. Då datorsystem vanligtvis säljs med 2 GB RAM i 2008, och Moores lag förutsäger att nuvarande tillväxt är 1,2 GB per år, bör lagring inte vara ett problem även om blockhuvudena måste lagras i RAM-minnet. </text:p>
      <text:h text:style-name="P20" text:outline-level="2"><text:soft-page-break/>8. <text:s text:c="3"/>Förenklad betalningsverifikation</text:h>
      <text:p text:style-name="P3">Det är möjligt att verifiera betalningar utan att köra en fullständig nätverksnod. En användare behöver endast behålla en kopia av blockhuvudena från den längsta proof-of-work kedjan, som han kan erhålla genom förfrågningar till nätverksnoder tills han är övertygad om att han har den längsta kedjan och få åtkomst till Merkle-grenen som länkar transaktionen till blocket den är <text:s/>tidsstämplad i. Han kan inte kontrollera transaktionen för sig själv, men genom att länka den till en plats i kedjan, kan han se att en nätverksnod har accepterat transaktionen, och block som tillfogat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tillförlitliga noder har kontroll över nätverket, men är mer sårbara om nätverket tas över av en angripare. Medan nätverksnoder kan verifiera betalningar för sig själva, kan den förenklade metoden bli lurad av en angripares fabricerade transaktioner så länge<text:span text:style-name="T8"> angriparen övermannar nätverket. </text:span>En strategi för att skydda mot detta skulle vara att acceptera varningsmeddelanden från nätverksnoder när de detekterar ett ogiltigt block, vilket skulle igångsätta användarens programvarans nedladddning av det fullständiga blocket samt transaktioner som varnats för, för att bekräfta inkonsistensen. Företag som mottar frekventa betalningar kommer förmodligen att ändå vilja driva sina egna noder för <text:span text:style-name="T8">mer</text:span><text:span text:style-name="T10"> </text:span>säkerhetsoberoende och snabbare verifikation. </text:p>
      <text:h text:style-name="P20" text:outline-level="2">9. <text:s text:c="3"/>Kombinering och delning <text:s/>av värden</text:h>
      <text:p text:style-name="P6">Trots att det skulle vara möjligt att behandla mynt var för sig, skulle det vara kostsamt och ohanterligt att utföra en <text:span text:style-name="T8">separat</text:span> transaktion för varenda cent i en överföring. För att möjliggöra delning och kombinering av värden, innehåller transaktioner flertal in- och utdata. Normalt kommer det att finnas antingen en enkel indata från en större föregående transaktion eller flertal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a. </text:p>
      <text:h text:style-name="P20" text:outline-level="2"><text:soft-page-break/>10. <text:s text:c="3"/>Integritet</text:h>
      <text:p text:style-name="P3">Den traditionella bankmodellen uppnår en viss nivå på integritetsskydd<text:span text:style-name="T8"> genom begränsning av tillgång till information till inblandade </text:span>parter samt betrodd tredje part. Nödvändigheten av att offentliggöra alla transaktioner utesluter emellertid denna metod, men integritetsskydd kan ändå upprätthållas genom avbrott i informationsflödet på ett annat ställe : nämligen genom att hålla publika nycklar anonyma. Allmänheten kan se att någon skickar en summa till någon annan, men inte personliga uppgifter som samman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förhindra att de förknippas med en gemensam ägare. Viss koppling är emellertid ofrånkomlig med flerindata-transaktioner som av nödvändighet avslöjar att deras indata tillhört en och samma ägare. Risken är att om innehavare av en nyckel avslöjas, skulle kopplingen kunna avslöja andra transaktioner som tillhörde samma ägaren. </text:p>
      <text:h text:style-name="P20"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ta tillbaka pengar han nyligen använt.</text:p>
      <text:p text:style-name="P9">Tävlingen mellan den tillförlitliga kedjan och en angripares kedja kan beskrivas med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2" svg:width="0.198cm" svg:height="0.449cm" svg:x="0cm" svg:y="0.43cm"><draw:text-box><text:p text:style-name="P21"><text:span text:style-name="T18">q</text:span></text:p></draw:text-box></draw:frame><draw:frame draw:style-name="gr60" draw:text-style-name="P22" svg:width="0.094cm" svg:height="0.272cm" svg:x="0.24cm" svg:y="0.651cm"><draw:text-box><text:p text:style-name="P21"><text:span text:style-name="T19">z</text:span></text:p></draw:text-box></draw:frame><draw:frame draw:style-name="gr59" draw:text-style-name="P22" svg:width="0.313cm" svg:height="0.481cm" svg:x="0.346cm" svg:y="0.467cm"><draw:text-box><text:p text:style-name="P21"><text:span text:style-name="T20">=</text:span></text:p></draw:text-box></draw:frame><draw:frame draw:style-name="gr61" draw:text-style-name="P22" svg:width="0.406cm" svg:height="1.301cm" svg:x="0.635cm" svg:y="0cm"><draw:text-box><text:p text:style-name="P21"><text:span text:style-name="T21">{</text:span></text:p></draw:text-box></draw:frame><draw:frame draw:style-name="gr59" draw:text-style-name="P22" svg:width="0.198cm" svg:height="0.449cm" svg:x="1.304cm" svg:y="0.307cm"><draw:text-box><text:p text:style-name="P21"><text:span text:style-name="T22">1</text:span></text:p></draw:text-box></draw:frame><draw:frame draw:style-name="gr62" draw:text-style-name="P22" svg:width="0.219cm" svg:height="0.449cm" svg:x="2.26cm" svg:y="0.27cm"><draw:text-box><text:p text:style-name="P21"><text:span text:style-name="T18">if</text:span></text:p></draw:text-box></draw:frame><draw:frame draw:style-name="gr59" draw:text-style-name="P22" svg:width="0.198cm" svg:height="0.449cm" svg:x="2.655cm" svg:y="0.27cm"><draw:text-box><text:p text:style-name="P21"><text:span text:style-name="T18">p</text:span></text:p></draw:text-box></draw:frame><draw:frame draw:style-name="gr59" draw:text-style-name="P22" svg:width="0.313cm" svg:height="0.481cm" svg:x="2.866cm" svg:y="0.226cm"><draw:text-box><text:p text:style-name="P21"><text:span text:style-name="T20">≤</text:span></text:p></draw:text-box></draw:frame><draw:frame draw:style-name="gr59" draw:text-style-name="P22" svg:width="0.198cm" svg:height="0.449cm" svg:x="3.209cm" svg:y="0.27cm"><draw:text-box><text:p text:style-name="P21"><text:span text:style-name="T18">q</text:span></text:p></draw:text-box></draw:frame><draw:frame draw:style-name="gr59" draw:text-style-name="P22" svg:width="0.126cm" svg:height="0.481cm" svg:x="0.88cm" svg:y="0.755cm"><draw:text-box><text:p text:style-name="P21"><text:span text:style-name="T20"></text:span></text:p></draw:text-box></draw:frame><draw:frame draw:style-name="gr59" draw:text-style-name="P22" svg:width="0.198cm" svg:height="0.449cm" svg:x="1.014cm" svg:y="0.787cm"><draw:text-box><text:p text:style-name="P21"><text:span text:style-name="T18">q</text:span></text:p></draw:text-box></draw:frame><draw:frame draw:style-name="gr59" draw:text-style-name="P22" svg:width="0.112cm" svg:height="0.481cm" svg:x="1.251cm" svg:y="0.755cm"><draw:text-box><text:p text:style-name="P21"><text:span text:style-name="T20">/</text:span></text:p></draw:text-box></draw:frame><draw:frame draw:style-name="gr59" draw:text-style-name="P22" svg:width="0.198cm" svg:height="0.449cm" svg:x="1.462cm" svg:y="0.787cm"><draw:text-box><text:p text:style-name="P21"><text:span text:style-name="T18">p</text:span></text:p></draw:text-box></draw:frame><draw:frame draw:style-name="gr59" draw:text-style-name="P22" svg:width="0.126cm" svg:height="0.481cm" svg:x="1.677cm" svg:y="0.755cm"><draw:text-box><text:p text:style-name="P21"><text:span text:style-name="T20"></text:span></text:p></draw:text-box></draw:frame><draw:frame draw:style-name="gr60" draw:text-style-name="P22" svg:width="0.094cm" svg:height="0.272cm" svg:x="1.808cm" svg:y="0.693cm"><draw:text-box><text:p text:style-name="P21"><text:span text:style-name="T19">z</text:span></text:p></draw:text-box></draw:frame><draw:frame draw:style-name="gr62" draw:text-style-name="P22" svg:width="0.219cm" svg:height="0.449cm" svg:x="2.26cm" svg:y="0.799cm"><draw:text-box><text:p text:style-name="P21"><text:span text:style-name="T18">if</text:span></text:p></draw:text-box></draw:frame><draw:frame draw:style-name="gr59" draw:text-style-name="P22" svg:width="0.198cm" svg:height="0.449cm" svg:x="2.655cm" svg:y="0.799cm"><draw:text-box><text:p text:style-name="P21"><text:span text:style-name="T18">p</text:span></text:p></draw:text-box></draw:frame><draw:frame draw:style-name="gr59" draw:text-style-name="P22" svg:width="0.313cm" svg:height="0.481cm" svg:x="2.866cm" svg:y="0.755cm"><draw:text-box><text:p text:style-name="P21"><text:span text:style-name="T20"></text:span></text:p></draw:text-box></draw:frame><draw:frame draw:style-name="gr59" draw:text-style-name="P22" svg:width="0.198cm" svg:height="0.449cm" svg:x="3.209cm" svg:y="0.799cm"><draw:text-box><text:p text:style-name="P21"><text:span text:style-name="T18">q</text:span></text:p></draw:text-box></draw:frame><draw:frame draw:style-name="gr61" draw:text-style-name="P22" svg:width="0.406cm" svg:height="1.301cm" svg:x="3.358cm" svg:y="0cm"><draw:text-box><text:p text:style-name="P21"><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när han hamnar alltmer på efterkälken. Vi betraktar nu hur länge mottagaren av en betalning måste vänta innan han är tillräckligt säker på att avsändaren inte kan ändra betalningen. Vi antar att avsändaren är en angripare som vill få mottagaren att tro att han betalt honom ett tag, kastar sedan om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e efter det.  Han vet inte exakt hur stora framsteg angriparen har gjort, men<text:span text:style-name="T10"> </text:span>antagande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2" svg:width="0.521cm" svg:height="0.481cm" svg:x="0cm" svg:y="0.247cm"><draw:text-box><text:p text:style-name="P21"><text:span text:style-name="T20"></text:span><text:span text:style-name="T20">=</text:span></text:p></draw:text-box></draw:frame><draw:frame draw:style-name="gr59" draw:text-style-name="P22" svg:width="0.156cm" svg:height="0.449cm" svg:x="0.554cm" svg:y="0.28cm"><draw:text-box><text:p text:style-name="P21"><text:span text:style-name="T18">z</text:span></text:p></draw:text-box></draw:frame><draw:polygon draw:style-name="gr9" svg:width="0.302cm" svg:height="0.017cm" svg:x="0.794cm" svg:y="0.499cm" svg:viewBox="0 0 303 18" draw:points="0,18 303,18 303,0 0,0"><text:p/></draw:polygon><draw:frame draw:style-name="gr59" draw:text-style-name="P22" svg:width="0.198cm" svg:height="0.449cm" svg:x="0.847cm" svg:y="0cm"><draw:text-box><text:p text:style-name="P21"><text:span text:style-name="T18">q</text:span></text:p></draw:text-box></draw:frame><draw:frame draw:style-name="gr59" draw:text-style-name="P22" svg:width="0.198cm" svg:height="0.449cm" svg:x="0.875cm" svg:y="0.476cm"><draw:text-box><text:p text:style-name="P21"><text:span text:style-name="T18">p</text:span></text:p></draw:text-box></draw:frame></draw:g></text:p>
      <text:p text:style-name="P3"/>
      <text:p text:style-name="P3">För att erhålla sannolikheten att angriparen fortfarande kan komma ikapp nu,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2" svg:width="0.452cm" svg:height="0.698cm" svg:x="0cm" svg:y="0.358cm"><draw:text-box><text:p text:style-name="P21"><text:span text:style-name="T23">∑</text:span></text:p></draw:text-box></draw:frame><draw:frame draw:style-name="gr60" draw:text-style-name="P22" svg:width="0.108cm" svg:height="0.272cm" svg:x="0cm" svg:y="0.984cm"><draw:text-box><text:p text:style-name="P21"><text:span text:style-name="T19">k</text:span></text:p></draw:text-box></draw:frame><draw:frame draw:style-name="gr60" draw:text-style-name="P22" svg:width="0.19cm" svg:height="0.29cm" svg:x="0.131cm" svg:y="0.967cm"><draw:text-box><text:p text:style-name="P21"><text:span text:style-name="T24">=</text:span></text:p></draw:text-box></draw:frame><draw:frame draw:style-name="gr60" draw:text-style-name="P22" svg:width="0.121cm" svg:height="0.272cm" svg:x="0.318cm" svg:y="0.984cm"><draw:text-box><text:p text:style-name="P21"><text:span text:style-name="T25">0</text:span></text:p></draw:text-box></draw:frame><draw:frame draw:style-name="gr60" draw:text-style-name="P22" svg:width="0.179cm" svg:height="0.29cm" svg:x="0.131cm" svg:y="0.247cm"><draw:text-box><text:p text:style-name="P21"><text:span text:style-name="T24">∞</text:span></text:p></draw:text-box></draw:frame><draw:frame draw:style-name="gr59" draw:text-style-name="P22" svg:width="0.212cm" svg:height="0.481cm" svg:x="0.554cm" svg:y="0.272cm"><draw:text-box><text:p text:style-name="P21"><text:span text:style-name="T20"></text:span></text:p></draw:text-box></draw:frame><draw:frame draw:style-name="gr60" draw:text-style-name="P22" svg:width="0.108cm" svg:height="0.272cm" svg:x="0.794cm" svg:y="0.235cm"><draw:text-box><text:p text:style-name="P21"><text:span text:style-name="T19">k</text:span></text:p></draw:text-box></draw:frame><draw:frame draw:style-name="gr59" draw:text-style-name="P22" svg:width="0.177cm" svg:height="0.449cm" svg:x="0.953cm" svg:y="0.307cm"><draw:text-box><text:p text:style-name="P21"><text:span text:style-name="T18">e</text:span></text:p></draw:text-box></draw:frame><draw:polygon draw:style-name="gr9" svg:width="0.923cm" svg:height="0.017cm" svg:x="0.555cm" svg:y="0.75cm" svg:viewBox="0 0 924 18" draw:points="0,18 924,18 924,0 0,0"><text:p/></draw:polygon><draw:frame draw:style-name="gr66" draw:text-style-name="P22" svg:width="0.315cm" svg:height="0.29cm" svg:x="1.139cm" svg:y="0.22cm"><draw:text-box><text:p text:style-name="P21"><text:span text:style-name="T24">−</text:span></text:p></draw:text-box></draw:frame><draw:frame draw:style-name="gr59" draw:text-style-name="P22" svg:width="0.177cm" svg:height="0.449cm" svg:x="0.847cm" svg:y="0.78cm"><draw:text-box><text:p text:style-name="P21"><text:span text:style-name="T18">k</text:span></text:p></draw:text-box></draw:frame><draw:frame draw:style-name="gr59" draw:text-style-name="P22" svg:width="0.119cm" svg:height="0.481cm" svg:x="1.058cm" svg:y="0.744cm"><draw:text-box><text:p text:style-name="P21"><text:span text:style-name="T20">!</text:span></text:p></draw:text-box></draw:frame><draw:frame draw:style-name="gr59" draw:text-style-name="P22" svg:width="0.228cm" svg:height="0.481cm" svg:x="1.453cm" svg:y="0.48cm"><draw:text-box><text:p text:style-name="P21"><text:span text:style-name="T20">⋅</text:span></text:p></draw:text-box></draw:frame><draw:frame draw:style-name="gr61" draw:text-style-name="P22" svg:width="0.406cm" svg:height="1.301cm" svg:x="1.616cm" svg:y="0cm"><draw:text-box><text:p text:style-name="P21"><text:span text:style-name="T21">{</text:span></text:p></draw:text-box></draw:frame><draw:frame draw:style-name="gr59" draw:text-style-name="P22" svg:width="0.126cm" svg:height="0.481cm" svg:x="1.834cm" svg:y="0.314cm"><draw:text-box><text:p text:style-name="P21"><text:span text:style-name="T20"></text:span></text:p></draw:text-box></draw:frame><draw:frame draw:style-name="gr59" draw:text-style-name="P22" svg:width="0.198cm" svg:height="0.449cm" svg:x="1.96cm" svg:y="0.346cm"><draw:text-box><text:p text:style-name="P21"><text:span text:style-name="T18">q</text:span></text:p></draw:text-box></draw:frame><draw:frame draw:style-name="gr59" draw:text-style-name="P22" svg:width="0.112cm" svg:height="0.481cm" svg:x="2.205cm" svg:y="0.314cm"><draw:text-box><text:p text:style-name="P21"><text:span text:style-name="T20">/</text:span></text:p></draw:text-box></draw:frame><draw:frame draw:style-name="gr59" draw:text-style-name="P22" svg:width="0.198cm" svg:height="0.449cm" svg:x="2.411cm" svg:y="0.346cm"><draw:text-box><text:p text:style-name="P21"><text:span text:style-name="T18">p</text:span></text:p></draw:text-box></draw:frame><draw:frame draw:style-name="gr59" draw:text-style-name="P22" svg:width="0.126cm" svg:height="0.481cm" svg:x="2.625cm" svg:y="0.314cm"><draw:text-box><text:p text:style-name="P21"><text:span text:style-name="T20"></text:span></text:p></draw:text-box></draw:frame><draw:frame draw:style-name="gr60" draw:text-style-name="P22" svg:width="0.077cm" svg:height="0.29cm" svg:x="2.731cm" svg:y="0.25cm"><draw:text-box><text:p text:style-name="P21"><text:span text:style-name="T24"></text:span></text:p></draw:text-box></draw:frame><draw:frame draw:style-name="gr60" draw:text-style-name="P22" svg:width="0.094cm" svg:height="0.272cm" svg:x="2.84cm" svg:y="0.265cm"><draw:text-box><text:p text:style-name="P21"><text:span text:style-name="T19">z</text:span></text:p></draw:text-box></draw:frame><draw:frame draw:style-name="gr60" draw:text-style-name="P22" svg:width="0.19cm" svg:height="0.29cm" svg:x="2.946cm" svg:y="0.25cm"><draw:text-box><text:p text:style-name="P21"><text:span text:style-name="T24">−</text:span></text:p></draw:text-box></draw:frame><draw:frame draw:style-name="gr60" draw:text-style-name="P22" svg:width="0.108cm" svg:height="0.272cm" svg:x="3.154cm" svg:y="0.265cm"><draw:text-box><text:p text:style-name="P21"><text:span text:style-name="T19">k</text:span></text:p></draw:text-box></draw:frame><draw:frame draw:style-name="gr60" draw:text-style-name="P22" svg:width="0.077cm" svg:height="0.29cm" svg:x="3.288cm" svg:y="0.25cm"><draw:text-box><text:p text:style-name="P21"><text:span text:style-name="T24"></text:span></text:p></draw:text-box></draw:frame><draw:frame draw:style-name="gr67" draw:text-style-name="P22" svg:width="0.489cm" svg:height="0.449cm" svg:x="3.711cm" svg:y="0.277cm"><draw:text-box><text:p text:style-name="P21"><text:span text:style-name="T18">if k</text:span></text:p></draw:text-box></draw:frame><draw:frame draw:style-name="gr59" draw:text-style-name="P22" svg:width="0.313cm" svg:height="0.481cm" svg:x="4.269cm" svg:y="0.242cm"><draw:text-box><text:p text:style-name="P21"><text:span text:style-name="T20">≤</text:span></text:p></draw:text-box></draw:frame><draw:frame draw:style-name="gr59" draw:text-style-name="P22" svg:width="0.156cm" svg:height="0.449cm" svg:x="4.636cm" svg:y="0.277cm"><draw:text-box><text:p text:style-name="P21"><text:span text:style-name="T18">z</text:span></text:p></draw:text-box></draw:frame><draw:frame draw:style-name="gr59" draw:text-style-name="P22" svg:width="0.198cm" svg:height="0.449cm" svg:x="2.494cm" svg:y="0.794cm"><draw:text-box><text:p text:style-name="P21"><text:span text:style-name="T22">1</text:span></text:p></draw:text-box></draw:frame><draw:frame draw:style-name="gr67" draw:text-style-name="P22" svg:width="0.489cm" svg:height="0.449cm" svg:x="3.711cm" svg:y="0.75cm"><draw:text-box><text:p text:style-name="P21"><text:span text:style-name="T18">if k</text:span></text:p></draw:text-box></draw:frame><draw:frame draw:style-name="gr59" draw:text-style-name="P22" svg:width="0.313cm" svg:height="0.481cm" svg:x="4.269cm" svg:y="0.714cm"><draw:text-box><text:p text:style-name="P21"><text:span text:style-name="T20"></text:span></text:p></draw:text-box></draw:frame><draw:frame draw:style-name="gr59" draw:text-style-name="P22" svg:width="0.156cm" svg:height="0.449cm" svg:x="4.636cm" svg:y="0.75cm"><draw:text-box><text:p text:style-name="P21"><text:span text:style-name="T18">z</text:span></text:p></draw:text-box></draw:frame><draw:frame draw:style-name="gr61" draw:text-style-name="P22" svg:width="0.406cm" svg:height="1.301cm" svg:x="4.763cm" svg:y="0cm"><draw:text-box><text:p text:style-name="P21"><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2" svg:width="0.198cm" svg:height="0.449cm" svg:x="0cm" svg:y="0.268cm"><draw:text-box><text:p text:style-name="P21"><text:span text:style-name="T22">1</text:span></text:p></draw:text-box></draw:frame><draw:frame draw:style-name="gr59" draw:text-style-name="P22" svg:width="0.313cm" svg:height="0.481cm" svg:x="0.183cm" svg:y="0.236cm"><draw:text-box><text:p text:style-name="P21"><text:span text:style-name="T20">−</text:span></text:p></draw:text-box></draw:frame><draw:frame draw:style-name="gr65" draw:text-style-name="P22" svg:width="0.452cm" svg:height="0.698cm" svg:x="0.501cm" svg:y="0.148cm"><draw:text-box><text:p text:style-name="P21"><text:span text:style-name="T23">∑</text:span></text:p></draw:text-box></draw:frame><draw:frame draw:style-name="gr60" draw:text-style-name="P22" svg:width="0.108cm" svg:height="0.272cm" svg:x="0.529cm" svg:y="0.79cm"><draw:text-box><text:p text:style-name="P21"><text:span text:style-name="T19">k</text:span></text:p></draw:text-box></draw:frame><draw:frame draw:style-name="gr60" draw:text-style-name="P22" svg:width="0.19cm" svg:height="0.29cm" svg:x="0.66cm" svg:y="0.773cm"><draw:text-box><text:p text:style-name="P21"><text:span text:style-name="T24">=</text:span></text:p></draw:text-box></draw:frame><draw:frame draw:style-name="gr60" draw:text-style-name="P22" svg:width="0.121cm" svg:height="0.272cm" svg:x="0.847cm" svg:y="0.79cm"><draw:text-box><text:p text:style-name="P21"><text:span text:style-name="T25">0</text:span></text:p></draw:text-box></draw:frame><draw:frame draw:style-name="gr60" draw:text-style-name="P22" svg:width="0.094cm" svg:height="0.272cm" svg:x="0.693cm" svg:y="0cm"><draw:text-box><text:p text:style-name="P21"><text:span text:style-name="T19">z</text:span></text:p></draw:text-box></draw:frame><draw:frame draw:style-name="gr59" draw:text-style-name="P22" svg:width="0.212cm" svg:height="0.481cm" svg:x="1.076cm" svg:y="0.044cm"><draw:text-box><text:p text:style-name="P21"><text:span text:style-name="T20"></text:span></text:p></draw:text-box></draw:frame><draw:frame draw:style-name="gr60" draw:text-style-name="P22" svg:width="0.108cm" svg:height="0.272cm" svg:x="1.288cm" svg:y="0.044cm"><draw:text-box><text:p text:style-name="P21"><text:span text:style-name="T19">k</text:span></text:p></draw:text-box></draw:frame><draw:frame draw:style-name="gr59" draw:text-style-name="P22" svg:width="0.177cm" svg:height="0.449cm" svg:x="1.475cm" svg:y="0.093cm"><draw:text-box><text:p text:style-name="P21"><text:span text:style-name="T18">e</text:span></text:p></draw:text-box></draw:frame><draw:polygon draw:style-name="gr9" svg:width="0.923cm" svg:height="0.017cm" svg:x="1.052cm" svg:y="0.546cm" svg:viewBox="0 0 924 18" draw:points="0,18 924,18 924,0 0,0"><text:p/></draw:polygon><draw:frame draw:style-name="gr68" draw:text-style-name="P22" svg:width="0.315cm" svg:height="0.29cm" svg:x="1.651cm" svg:y="0.025cm"><draw:text-box><text:p text:style-name="P21"><text:span text:style-name="T24">−</text:span></text:p></draw:text-box></draw:frame><draw:frame draw:style-name="gr59" draw:text-style-name="P22" svg:width="0.177cm" svg:height="0.449cm" svg:x="1.369cm" svg:y="0.594cm"><draw:text-box><text:p text:style-name="P21"><text:span text:style-name="T18">k</text:span></text:p></draw:text-box></draw:frame><draw:frame draw:style-name="gr59" draw:text-style-name="P22" svg:width="0.119cm" svg:height="0.481cm" svg:x="1.577cm" svg:y="0.547cm"><draw:text-box><text:p text:style-name="P21"><text:span text:style-name="T20">!</text:span></text:p></draw:text-box></draw:frame><draw:frame draw:style-name="gr69" draw:text-style-name="P22" svg:width="0.165cm" svg:height="0.638cm" svg:x="2.028cm" svg:y="0.134cm"><draw:text-box><text:p text:style-name="P21"><text:span text:style-name="T26"></text:span></text:p></draw:text-box></draw:frame><draw:frame draw:style-name="gr59" draw:text-style-name="P22" svg:width="0.198cm" svg:height="0.449cm" svg:x="2.155cm" svg:y="0.268cm"><draw:text-box><text:p text:style-name="P21"><text:span text:style-name="T22">1</text:span></text:p></draw:text-box></draw:frame><draw:frame draw:style-name="gr70" draw:text-style-name="P22" svg:width="0.433cm" svg:height="0.481cm" svg:x="2.353cm" svg:y="0.236cm"><draw:text-box><text:p text:style-name="P21"><text:span text:style-name="T20">−</text:span></text:p></draw:text-box></draw:frame><draw:frame draw:style-name="gr59" draw:text-style-name="P22" svg:width="0.198cm" svg:height="0.449cm" svg:x="2.815cm" svg:y="0.268cm"><draw:text-box><text:p text:style-name="P21"><text:span text:style-name="T18">q</text:span></text:p></draw:text-box></draw:frame><draw:frame draw:style-name="gr59" draw:text-style-name="P22" svg:width="0.112cm" svg:height="0.481cm" svg:x="3.037cm" svg:y="0.236cm"><draw:text-box><text:p text:style-name="P21"><text:span text:style-name="T20">/</text:span></text:p></draw:text-box></draw:frame><draw:frame draw:style-name="gr59" draw:text-style-name="P22" svg:width="0.198cm" svg:height="0.449cm" svg:x="3.263cm" svg:y="0.268cm"><draw:text-box><text:p text:style-name="P21"><text:span text:style-name="T18">p</text:span></text:p></draw:text-box></draw:frame><draw:frame draw:style-name="gr59" draw:text-style-name="P22" svg:width="0.126cm" svg:height="0.481cm" svg:x="3.461cm" svg:y="0.236cm"><draw:text-box><text:p text:style-name="P21"><text:span text:style-name="T20"></text:span></text:p></draw:text-box></draw:frame><draw:frame draw:style-name="gr60" draw:text-style-name="P22" svg:width="0.077cm" svg:height="0.29cm" svg:x="3.567cm" svg:y="0.189cm"><draw:text-box><text:p text:style-name="P21"><text:span text:style-name="T24"></text:span></text:p></draw:text-box></draw:frame><draw:frame draw:style-name="gr60" draw:text-style-name="P22" svg:width="0.094cm" svg:height="0.272cm" svg:x="3.672cm" svg:y="0.199cm"><draw:text-box><text:p text:style-name="P21"><text:span text:style-name="T19">z</text:span></text:p></draw:text-box></draw:frame><draw:frame draw:style-name="gr60" draw:text-style-name="P22" svg:width="0.19cm" svg:height="0.29cm" svg:x="3.778cm" svg:y="0.189cm"><draw:text-box><text:p text:style-name="P21"><text:span text:style-name="T24">−</text:span></text:p></draw:text-box></draw:frame><draw:frame draw:style-name="gr60" draw:text-style-name="P22" svg:width="0.108cm" svg:height="0.272cm" svg:x="3.99cm" svg:y="0.199cm"><draw:text-box><text:p text:style-name="P21"><text:span text:style-name="T19">k</text:span></text:p></draw:text-box></draw:frame><draw:frame draw:style-name="gr60" draw:text-style-name="P22" svg:width="0.077cm" svg:height="0.29cm" svg:x="4.12cm" svg:y="0.189cm"><draw:text-box><text:p text:style-name="P21"><text:span text:style-name="T24"></text:span></text:p></draw:text-box></draw:frame><draw:frame draw:style-name="gr69" draw:text-style-name="P22" svg:width="0.165cm" svg:height="0.638cm" svg:x="4.202cm" svg:y="0.134cm"><draw:text-box><text:p text:style-name="P21"><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2" svg:width="2.883cm" svg:height="0.322cm" svg:x="0cm" svg:y="0cm"><draw:text-box><text:p text:style-name="P21"><text:span text:style-name="T27">#include &lt;math.h&gt;</text:span></text:p></draw:text-box></draw:frame><draw:frame draw:style-name="gr97" draw:text-style-name="P22" svg:width="8.471cm" svg:height="0.322cm" svg:x="0cm" svg:y="0.321cm"><draw:text-box><text:p text:style-name="P21"><text:span text:style-name="T27">double AttackerSuccessProbability(double q, int z)</text:span></text:p></draw:text-box></draw:frame><draw:frame draw:style-name="gr98" draw:text-style-name="P22" svg:width="0.174cm" svg:height="0.322cm" svg:x="0cm" svg:y="0.639cm"><draw:text-box><text:p text:style-name="P21"><text:span text:style-name="T27">{</text:span></text:p></draw:text-box></draw:frame><draw:frame draw:style-name="gr99" draw:text-style-name="P22" svg:width="3.899cm" svg:height="0.322cm" svg:x="0cm" svg:y="0.96cm"><draw:text-box><text:p text:style-name="P21"><text:span text:style-name="T27"><text:s text:c="4"/></text:span><text:span text:style-name="T27">double p = 1.0 - q;</text:span></text:p></draw:text-box></draw:frame><draw:frame draw:style-name="gr100" draw:text-style-name="P22" svg:width="5.423cm" svg:height="0.322cm" svg:x="0cm" svg:y="1.277cm"><draw:text-box><text:p text:style-name="P21"><text:span text:style-name="T27"><text:s text:c="4"/></text:span><text:span text:style-name="T27">double lambda = z * (q / p);</text:span></text:p></draw:text-box></draw:frame><draw:frame draw:style-name="gr101" draw:text-style-name="P22" svg:width="3.56cm" svg:height="0.322cm" svg:x="0cm" svg:y="1.598cm"><draw:text-box><text:p text:style-name="P21"><text:span text:style-name="T27"><text:s text:c="4"/></text:span><text:span text:style-name="T27">double sum = 1.0;</text:span></text:p></draw:text-box></draw:frame><draw:frame draw:style-name="gr76" draw:text-style-name="P22" svg:width="2.206cm" svg:height="0.322cm" svg:x="0cm" svg:y="1.916cm"><draw:text-box><text:p text:style-name="P21"><text:span text:style-name="T27"><text:s text:c="4"/></text:span><text:span text:style-name="T27">int i, k;</text:span></text:p></draw:text-box></draw:frame><draw:frame draw:style-name="gr102" draw:text-style-name="P22" svg:width="4.746cm" svg:height="0.322cm" svg:x="0cm" svg:y="2.237cm"><draw:text-box><text:p text:style-name="P21"><text:span text:style-name="T27"><text:s text:c="4"/></text:span><text:span text:style-name="T27">for (k = 0; k &lt;= z; k++)</text:span></text:p></draw:text-box></draw:frame><draw:frame draw:style-name="gr72" draw:text-style-name="P22" svg:width="0.851cm" svg:height="0.322cm" svg:x="0cm" svg:y="2.554cm"><draw:text-box><text:p text:style-name="P21"><text:span text:style-name="T27"><text:s text:c="4"/></text:span><text:span text:style-name="T27">{</text:span></text:p></draw:text-box></draw:frame><draw:frame draw:style-name="gr103" draw:text-style-name="P22" svg:width="6.439cm" svg:height="0.322cm" svg:x="0cm" svg:y="2.875cm"><draw:text-box><text:p text:style-name="P21"><text:span text:style-name="T27"><text:s text:c="8"/></text:span><text:span text:style-name="T27">double poisson = exp(-lambda);</text:span></text:p></draw:text-box></draw:frame><draw:frame draw:style-name="gr100" draw:text-style-name="P22" svg:width="5.423cm" svg:height="0.322cm" svg:x="0cm" svg:y="3.193cm"><draw:text-box><text:p text:style-name="P21"><text:span text:style-name="T27"><text:s text:c="8"/></text:span><text:span text:style-name="T27">for (i = 1; i &lt;= k; i++)</text:span></text:p></draw:text-box></draw:frame><draw:frame draw:style-name="gr104" draw:text-style-name="P22" svg:width="5.762cm" svg:height="0.322cm" svg:x="0cm" svg:y="3.514cm"><draw:text-box><text:p text:style-name="P21"><text:span text:style-name="T27"><text:s text:c="12"/></text:span><text:span text:style-name="T27">poisson *= lambda / i;</text:span></text:p></draw:text-box></draw:frame><draw:frame draw:style-name="gr105" draw:text-style-name="P22" svg:width="8.302cm" svg:height="0.322cm" svg:x="0cm" svg:y="3.831cm"><draw:text-box><text:p text:style-name="P21"><text:span text:style-name="T27"><text:s text:c="8"/></text:span><text:span text:style-name="T27">sum -= poisson * (1 - pow(q / p, z - k));</text:span></text:p></draw:text-box></draw:frame><draw:frame draw:style-name="gr72" draw:text-style-name="P22" svg:width="0.851cm" svg:height="0.322cm" svg:x="0cm" svg:y="4.152cm"><draw:text-box><text:p text:style-name="P21"><text:span text:style-name="T27"><text:s text:c="4"/></text:span><text:span text:style-name="T27">}</text:span></text:p></draw:text-box></draw:frame><draw:frame draw:style-name="gr106" draw:text-style-name="P22" svg:width="2.544cm" svg:height="0.322cm" svg:x="0cm" svg:y="4.47cm"><draw:text-box><text:p text:style-name="P21"><text:span text:style-name="T27"><text:s text:c="4"/></text:span><text:span text:style-name="T27">return sum;</text:span></text:p></draw:text-box></draw:frame><draw:frame draw:style-name="gr98" draw:text-style-name="P22" svg:width="0.174cm" svg:height="0.322cm" svg:x="0cm" svg:y="4.791cm"><draw:text-box><text:p text:style-name="P21"><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2" svg:width="0.851cm" svg:height="0.322cm" svg:x="0cm" svg:y="0cm"><draw:text-box><text:p text:style-name="P21"><text:span text:style-name="T27">q=0.1</text:span></text:p></draw:text-box></draw:frame><draw:frame draw:style-name="gr73" draw:text-style-name="P22" svg:width="3.052cm" svg:height="0.322cm" svg:x="0cm" svg:y="0.318cm"><draw:text-box><text:p text:style-name="P21"><text:span text:style-name="T27">z=0 <text:s text:c="3"/>P=1.0000000</text:span></text:p></draw:text-box></draw:frame><draw:frame draw:style-name="gr73" draw:text-style-name="P22" svg:width="3.052cm" svg:height="0.322cm" svg:x="0cm" svg:y="0.639cm"><draw:text-box><text:p text:style-name="P21"><text:span text:style-name="T27">z=1 <text:s text:c="3"/>P=0.2045873</text:span></text:p></draw:text-box></draw:frame><draw:frame draw:style-name="gr73" draw:text-style-name="P22" svg:width="3.052cm" svg:height="0.322cm" svg:x="0cm" svg:y="0.956cm"><draw:text-box><text:p text:style-name="P21"><text:span text:style-name="T27">z=2 <text:s text:c="3"/>P=0.0509779</text:span></text:p></draw:text-box></draw:frame><draw:frame draw:style-name="gr73" draw:text-style-name="P22" svg:width="3.052cm" svg:height="0.322cm" svg:x="0cm" svg:y="1.277cm"><draw:text-box><text:p text:style-name="P21"><text:span text:style-name="T27">z=3 <text:s text:c="3"/>P=0.0131722</text:span></text:p></draw:text-box></draw:frame><draw:frame draw:style-name="gr73" draw:text-style-name="P22" svg:width="3.052cm" svg:height="0.322cm" svg:x="0cm" svg:y="1.595cm"><draw:text-box><text:p text:style-name="P21"><text:span text:style-name="T27">z=4 <text:s text:c="3"/>P=0.0034552</text:span></text:p></draw:text-box></draw:frame><draw:frame draw:style-name="gr73" draw:text-style-name="P22" svg:width="3.052cm" svg:height="0.322cm" svg:x="0cm" svg:y="1.916cm"><draw:text-box><text:p text:style-name="P21"><text:span text:style-name="T27">z=5 <text:s text:c="3"/>P=0.0009137</text:span></text:p></draw:text-box></draw:frame><draw:frame draw:style-name="gr73" draw:text-style-name="P22" svg:width="3.052cm" svg:height="0.322cm" svg:x="0cm" svg:y="2.233cm"><draw:text-box><text:p text:style-name="P21"><text:span text:style-name="T27">z=6 <text:s text:c="3"/>P=0.0002428</text:span></text:p></draw:text-box></draw:frame><draw:frame draw:style-name="gr73" draw:text-style-name="P22" svg:width="3.052cm" svg:height="0.322cm" svg:x="0cm" svg:y="2.554cm"><draw:text-box><text:p text:style-name="P21"><text:span text:style-name="T27">z=7 <text:s text:c="3"/>P=0.0000647</text:span></text:p></draw:text-box></draw:frame><draw:frame draw:style-name="gr73" draw:text-style-name="P22" svg:width="3.052cm" svg:height="0.322cm" svg:x="0cm" svg:y="2.872cm"><draw:text-box><text:p text:style-name="P21"><text:span text:style-name="T27">z=8 <text:s text:c="3"/>P=0.0000173</text:span></text:p></draw:text-box></draw:frame><draw:frame draw:style-name="gr73" draw:text-style-name="P22" svg:width="3.052cm" svg:height="0.322cm" svg:x="0cm" svg:y="3.193cm"><draw:text-box><text:p text:style-name="P21"><text:span text:style-name="T27">z=9 <text:s text:c="3"/>P=0.0000046</text:span></text:p></draw:text-box></draw:frame><draw:frame draw:style-name="gr73" draw:text-style-name="P22" svg:width="3.052cm" svg:height="0.322cm" svg:x="0cm" svg:y="3.51cm"><draw:text-box><text:p text:style-name="P21"><text:span text:style-name="T27">z=10 <text:s text:c="2"/>P=0.0000012</text:span></text:p></draw:text-box></draw:frame><draw:frame draw:style-name="gr72" draw:text-style-name="P22" svg:width="0.851cm" svg:height="0.322cm" svg:x="0cm" svg:y="4.187cm"><draw:text-box><text:p text:style-name="P21"><text:span text:style-name="T27">q=0.3</text:span></text:p></draw:text-box></draw:frame><draw:frame draw:style-name="gr73" draw:text-style-name="P22" svg:width="3.052cm" svg:height="0.322cm" svg:x="0cm" svg:y="4.505cm"><draw:text-box><text:p text:style-name="P21"><text:span text:style-name="T27">z=0 <text:s text:c="3"/>P=1.0000000</text:span></text:p></draw:text-box></draw:frame><draw:frame draw:style-name="gr73" draw:text-style-name="P22" svg:width="3.052cm" svg:height="0.322cm" svg:x="0cm" svg:y="4.826cm"><draw:text-box><text:p text:style-name="P21"><text:span text:style-name="T27">z=5 <text:s text:c="3"/>P=0.1773523</text:span></text:p></draw:text-box></draw:frame><draw:frame draw:style-name="gr73" draw:text-style-name="P22" svg:width="3.052cm" svg:height="0.322cm" svg:x="0cm" svg:y="5.144cm"><draw:text-box><text:p text:style-name="P21"><text:span text:style-name="T27">z=10 <text:s text:c="2"/>P=0.0416605</text:span></text:p></draw:text-box></draw:frame><draw:frame draw:style-name="gr73" draw:text-style-name="P22" svg:width="3.052cm" svg:height="0.322cm" svg:x="0cm" svg:y="5.465cm"><draw:text-box><text:p text:style-name="P21"><text:span text:style-name="T27">z=15 <text:s text:c="2"/>P=0.0101008</text:span></text:p></draw:text-box></draw:frame><draw:frame draw:style-name="gr73" draw:text-style-name="P22" svg:width="3.052cm" svg:height="0.322cm" svg:x="0cm" svg:y="5.782cm"><draw:text-box><text:p text:style-name="P21"><text:span text:style-name="T27">z=20 <text:s text:c="2"/>P=0.0024804</text:span></text:p></draw:text-box></draw:frame><draw:frame draw:style-name="gr73" draw:text-style-name="P22" svg:width="3.052cm" svg:height="0.322cm" svg:x="0cm" svg:y="6.103cm"><draw:text-box><text:p text:style-name="P21"><text:span text:style-name="T27">z=25 <text:s text:c="2"/>P=0.0006132</text:span></text:p></draw:text-box></draw:frame><draw:frame draw:style-name="gr73" draw:text-style-name="P22" svg:width="3.052cm" svg:height="0.322cm" svg:x="0cm" svg:y="6.421cm"><draw:text-box><text:p text:style-name="P21"><text:span text:style-name="T27">z=30 <text:s text:c="2"/>P=0.0001522</text:span></text:p></draw:text-box></draw:frame><draw:frame draw:style-name="gr73" draw:text-style-name="P22" svg:width="3.052cm" svg:height="0.322cm" svg:x="0cm" svg:y="6.742cm"><draw:text-box><text:p text:style-name="P21"><text:span text:style-name="T27">z=35 <text:s text:c="2"/>P=0.0000379</text:span></text:p></draw:text-box></draw:frame><draw:frame draw:style-name="gr73" draw:text-style-name="P22" svg:width="3.052cm" svg:height="0.322cm" svg:x="0cm" svg:y="7.059cm"><draw:text-box><text:p text:style-name="P21"><text:span text:style-name="T27">z=40 <text:s text:c="2"/>P=0.0000095</text:span></text:p></draw:text-box></draw:frame><draw:frame draw:style-name="gr73" draw:text-style-name="P22" svg:width="3.052cm" svg:height="0.322cm" svg:x="0cm" svg:y="7.38cm"><draw:text-box><text:p text:style-name="P21"><text:span text:style-name="T27">z=45 <text:s text:c="2"/>P=0.0000024</text:span></text:p></draw:text-box></draw:frame><draw:frame draw:style-name="gr73" draw:text-style-name="P22" svg:width="3.052cm" svg:height="0.322cm" svg:x="0cm" svg:y="7.698cm"><draw:text-box><text:p text:style-name="P21"><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2" svg:width="1.528cm" svg:height="0.322cm" svg:x="0cm" svg:y="0cm"><draw:text-box><text:p text:style-name="P21"><text:span text:style-name="T27">P &lt; 0.001</text:span></text:p></draw:text-box></draw:frame><draw:frame draw:style-name="gr75" draw:text-style-name="P22" svg:width="2.036cm" svg:height="0.322cm" svg:x="0cm" svg:y="0.321cm"><draw:text-box><text:p text:style-name="P21"><text:span text:style-name="T27">q=0.10 <text:s text:c="2"/>z=5</text:span></text:p></draw:text-box></draw:frame><draw:frame draw:style-name="gr75" draw:text-style-name="P22" svg:width="2.036cm" svg:height="0.322cm" svg:x="0cm" svg:y="0.639cm"><draw:text-box><text:p text:style-name="P21"><text:span text:style-name="T27">q=0.15 <text:s text:c="2"/>z=8</text:span></text:p></draw:text-box></draw:frame><draw:frame draw:style-name="gr76" draw:text-style-name="P22" svg:width="2.206cm" svg:height="0.322cm" svg:x="0cm" svg:y="0.96cm"><draw:text-box><text:p text:style-name="P21"><text:span text:style-name="T27">q=0.20 <text:s text:c="2"/>z=11</text:span></text:p></draw:text-box></draw:frame><draw:frame draw:style-name="gr76" draw:text-style-name="P22" svg:width="2.206cm" svg:height="0.322cm" svg:x="0cm" svg:y="1.277cm"><draw:text-box><text:p text:style-name="P21"><text:span text:style-name="T27">q=0.25 <text:s text:c="2"/>z=15</text:span></text:p></draw:text-box></draw:frame><draw:frame draw:style-name="gr76" draw:text-style-name="P22" svg:width="2.206cm" svg:height="0.322cm" svg:x="0cm" svg:y="1.598cm"><draw:text-box><text:p text:style-name="P21"><text:span text:style-name="T27">q=0.30 <text:s text:c="2"/>z=24</text:span></text:p></draw:text-box></draw:frame><draw:frame draw:style-name="gr76" draw:text-style-name="P22" svg:width="2.206cm" svg:height="0.322cm" svg:x="0cm" svg:y="1.916cm"><draw:text-box><text:p text:style-name="P21"><text:span text:style-name="T27">q=0.35 <text:s text:c="2"/>z=41</text:span></text:p></draw:text-box></draw:frame><draw:frame draw:style-name="gr76" draw:text-style-name="P22" svg:width="2.206cm" svg:height="0.322cm" svg:x="0cm" svg:y="2.237cm"><draw:text-box><text:p text:style-name="P21"><text:span text:style-name="T27">q=0.40 <text:s text:c="2"/>z=89</text:span></text:p></draw:text-box></draw:frame><draw:frame draw:style-name="gr77" draw:text-style-name="P22" svg:width="2.375cm" svg:height="0.322cm" svg:x="0cm" svg:y="2.554cm"><draw:text-box><text:p text:style-name="P21"><text:span text:style-name="T27">q=0.45 <text:s text:c="2"/>z=340</text:span></text:p></draw:text-box></draw:frame></draw:g></text:p>
      <text:h text:style-name="P20" text:outline-level="2">12. <text:s text:c="3"/>Slutsats</text:h>
      <text:p text:style-name="P3">Vi har föreslagit ett system för elektroniska transaktioner som inte är beroende av tillit. Vi började med det vanliga ramverket för mynt som är skapade med digitala signaturer, vilket ger stark kontroll över ägandet men är alltjämnt ofullständigt, utan en metod för att förhindra dubbelbetalning. För att lösa problemet, föreslog vi ett P2P-nätverk som använder proof-of-work för att skapa en offentlig historia av transaktioner, som snabbt blir beräkningmässigt ohållbart för en angripare att ändra om tillförlitliga noder behärskar majoriteten av CPU-kraft i nätverket. Nätverket är robust i sin ostrukturerad enkelhet. Noder arbetar alla samtidigt med lite samordning. De behöver inte vara identifierade, eftersom meddelanden inte routas till någon särskild plats och endast behöver vara levererade efter bästa förmåga. Noder kan lämna och återansluta till nätverket som de önskar, och accepterar proof-of-work kedjan som bevis på händelser som inträffar när de ä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20" text:outline-level="2"><text:soft-page-break/>Referenser</text:h>
      <text:list xml:id="list5356297345582453192" text:style-name="Numbering_20_2">
        <text:list-item>
          <text:p text:style-name="P15">W. Dai, "b-money," http://www.weidai.com/bmoney.txt, 1998. </text:p>
        </text:list-item>
        <text:list-item>
          <text:p text:style-name="P16"><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6"><text:span text:style-name="T1">S. Haber, W.S. Stornetta, "How to time-stamp a digital document," In </text:span><text:span text:style-name="T2">Journal of Cryptology</text:span><text:span text:style-name="T1">, vol 3, no 2, pages 99-111, 1991. </text:span></text:p>
        </text:list-item>
        <text:list-item>
          <text:p text:style-name="P16"><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6"><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5">A. Back, "Hashcash - a denial of service counter-measure," <text:line-break/>http://www.hashcash.org/papers/hashcash.pdf, 2002. </text:p>
        </text:list-item>
        <text:list-item>
          <text:p text:style-name="P16"><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6-30T15:43:50.24</dc:date>
    <meta:editing-duration>P8DT17H49M30S</meta:editing-duration>
    <meta:editing-cycles>431</meta:editing-cycles>
    <meta:generator>OpenOffice.org/3.4.1$Win32 OpenOffice.org_project/341m1$Build-9593</meta:generator>
    <meta:document-statistic meta:table-count="0" meta:image-count="0" meta:object-count="0" meta:page-count="9" meta:paragraph-count="82" meta:word-count="3118" meta:character-count="21357"/>
  </office:meta>
</office:document-meta>
</file>